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ArialMT" svg:font-family="ArialMT" style:font-family-generic="swiss"/>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Arial" fo:font-size="10pt" fo:font-weight="normal" style:font-name-asian="ArialMT" style:font-size-asian="10pt" style:font-weight-asian="normal" style:font-name-complex="ArialMT" style:font-size-complex="10pt" style:font-weight-complex="normal"/>
    </style:style>
    <style:style style:name="P2" style:family="paragraph" style:parent-style-name="Standard">
      <style:paragraph-properties fo:text-align="start" style:justify-single-word="false" style:text-autospace="none"/>
      <style:text-properties style:font-name="Arial" fo:font-size="10pt" fo:font-weight="bold" style:font-name-asian="ArialMT" style:font-size-asian="10pt" style:font-weight-asian="bold" style:font-name-complex="ArialMT" style:font-size-complex="10pt" style:font-weight-complex="bold"/>
    </style:style>
    <style:style style:name="P3" style:family="paragraph" style:parent-style-name="Standard">
      <style:paragraph-properties fo:text-align="start" style:justify-single-word="false" style:text-autospace="non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4" style:family="paragraph" style:parent-style-name="Standard">
      <style:paragraph-properties fo:text-align="start" style:justify-single-word="false" style:text-autospace="none"/>
      <style:text-properties style:text-outline="false" style:text-line-through-style="none" style:font-name="Arial" fo:font-size="10pt" fo:font-style="normal" fo:text-shadow="none" style:text-underline-style="none" fo:font-weight="normal" style:font-name-asian="Mangal1" style:font-size-asian="10pt" style:font-style-asian="normal" style:font-weight-asian="normal" style:font-name-complex="Mangal1" style:font-size-complex="10pt" style:font-style-complex="normal" style:font-weight-complex="normal" style:text-emphasize="none" style:text-overline-style="none" style:text-overline-color="font-color"/>
    </style:style>
    <style:style style:name="P5" style:family="paragraph" style:parent-style-name="Standard">
      <style:paragraph-properties fo:text-align="start" style:justify-single-word="false" style:text-autospace="none"/>
      <style:text-properties style:text-outline="false" style:text-line-through-style="none" style:font-name="Arial" fo:font-size="10pt" fo:font-style="normal" fo:text-shadow="none" style:text-underline-style="none" fo:font-weight="bold" style:font-name-asian="ArialMT" style:font-size-asian="10pt" style:font-style-asian="normal" style:font-weight-asian="bold" style:font-name-complex="ArialMT" style:font-size-complex="10pt" style:font-style-complex="normal" style:font-weight-complex="bold" style:text-emphasize="none" style:text-overline-style="none" style:text-overline-color="font-color"/>
    </style:style>
    <style:style style:name="P6" style:family="paragraph" style:parent-style-name="Standard">
      <style:paragraph-properties fo:text-align="start" style:justify-single-word="false" style:text-autospace="non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7" style:family="paragraph" style:parent-style-name="Standard">
      <style:paragraph-properties fo:text-align="start" style:justify-single-word="false" style:text-autospace="none"/>
      <style:text-properties style:font-name="Arial" fo:font-size="10pt" fo:font-weight="bold" style:font-name-asian="ArialMT" style:font-size-asian="10pt" style:font-weight-asian="bold" style:font-name-complex="ArialMT" style:font-size-complex="10pt" style:font-weight-complex="bold"/>
    </style:style>
    <style:style style:name="P8" style:family="paragraph" style:parent-style-name="Standard">
      <style:paragraph-properties fo:text-align="start" style:justify-single-word="false" style:text-autospace="none"/>
      <style:text-properties style:font-name="Arial" fo:font-size="10pt" fo:font-weight="normal" style:font-name-asian="Arial" style:font-size-asian="10pt" style:font-weight-asian="normal" style:font-name-complex="Arial" style:font-size-complex="10pt" style:font-weight-complex="normal"/>
    </style:style>
    <style:style style:name="T1" style:family="text">
      <style:text-properties style:font-name-asian="Arial" style:font-name-complex="Arial"/>
    </style:style>
    <style:style style:name="T2"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3" style:family="text">
      <style:text-properties style:text-outline="false" style:text-line-through-style="none" fo:font-style="normal" fo:text-shadow="none" style:text-underline-style="none" style:font-name-asian="Mangal1" style:font-style-asian="normal" style:font-name-complex="Mangal1" style:font-style-complex="normal" style:text-emphasize="none" style:text-overline-style="none" style:text-overline-color="font-color"/>
    </style:style>
    <style:style style:name="T4" style:family="text">
      <style:text-properties style:text-outline="false" style:text-line-through-style="none" fo:font-style="normal" fo:text-shadow="none" style:text-underline-style="none" style:font-style-asian="normal" style:font-style-complex="normal" style:text-emphasize="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n 2 May 2016</text:p>
      <text:p text:style-name="P1">This week I have been finishing up the report and fixing some minor bugs in the application.</text:p>
      <text:p text:style-name="P2"/>
      <text:p text:style-name="P2">Mon 25 Apr 2016</text:p>
      <text:p text:style-name="P1">I have started looking into gathering, logging and visualising the data from the application such as the peer connection statistics. I looked at hosting a pre-built server called lightning-vis that used a REST API to communicate with in order to produce visualisations but due to it's limited functionality, I was unable to add more than one peer connection per graph which meant it wasn't suitable. Instead, I used a JavaScript library called smoothie.js to display statistics on the uploader's application. </text:p>
      <text:p text:style-name="P1"/>
      <text:p text:style-name="P2">Thurs 21 Apr 2016</text:p>
      <text:p text:style-name="P1">This week, I was able to get cross-platform downloading working although there is a strict file size limit on what can be sent through. I have also added an ssl certificate to the server to make it use secure HTTP with the goal being to use callstats.io. Both Chrome and Firefox are now supported by the application to an extent.</text:p>
      <text:p text:style-name="P1"/>
      <text:p text:style-name="P2">Tue, 12 Apr 2016</text:p>
      <text:p text:style-name="P3">I worked on the flow of the application a bit more as opposed to signalling or p2p code. This was to fix some minor problems such as the stream button showing up for files that you couldn't stream. To do so, I had to add another endpoint to the server API to get the type of the file that has been uploaded before the downloader or streamer joins the page and starts the socket session.</text:p>
      <text:p text:style-name="P2"/>
      <text:p text:style-name="P2">Tue, 5 Apr 2016</text:p>
      <text:p text:style-name="P3">This week, I added password authentication to the rooms via a page that pops up before the main page loads. This works by the user submitting a request with the password and receiving a cookie containing it when they are successful, the page is refreshed and the server sees they have the cookie, letting them pass through to the main room page. I also put the application live on an AWS ec2 instance and I changed the port number the node.js server runs on as it was clashing with the apache server I had running. I ended up refactoring the styling of the site as the CSS was becoming messy.</text:p>
      <text:p text:style-name="P2"/>
      <text:p text:style-name="P2">Sat, 2 Apr 2016</text:p>
      <text:p text:style-name="P3">I pretty much finished the design and tweaks on the flow of the application. When users disconnect, they are now removed from the uploader's array of connections. When the uploader leaves, the room is destroyed on the server so no one else can connect to it. The amount of users in a room is now displayed to the uploader. </text:p>
      <text:p text:style-name="P3"/>
      <text:p text:style-name="P2">Thu, 24 Mar 2016</text:p>
      <text:p text:style-name="P3">Node implementation has let me implement one to many peer connections as it supports broadcasting messages to individual sockets. Now the core functionality has been implemented, I have started to work on the design and styling of the application.</text:p>
      <text:p text:style-name="P2"/>
      <text:p text:style-name="P2">Wed, 23 Mar 2016</text:p>
      <text:p text:style-name="P3">Had some trouble refactoring how rooms worked in the old server to the Node implementation but fixed them and it now works for downloading and streaming files from the user.</text:p>
      <text:p text:style-name="P2"/>
      <text:p text:style-name="P2">Tue, 15 Mar 2016</text:p>
      <text:p text:style-name="P4"><text:span text:style-name="T1">I decided to abandon the Spring signalling server as it doesn't have the functionality needed for multiple peer connections. I have started to work on a node.js </text:span>server implementation using socket.io for websockets as it will be able to support this as well as refactoring the client application to use the socket io client library.</text:p>
      <text:p text:style-name="P2"/>
      <text:p text:style-name="P2">Tue, 23 Feb 2016</text:p>
      <text:p text:style-name="P3">I'm still trying to get multiple peer connections to work but springs implementation of WebSockets support for sending messages to individual sockets and the documentation is extremely hard to find and follow.</text:p>
      <text:p text:style-name="P2"/>
      <text:p text:style-name="P2">Sun, 31 Jan 2016</text:p>
      <text:p text:style-name="P3">Audio streaming was fixed without me doing anything, it might have been a problem I was unaware of; I got one to many peer connections to work creating and adding a connection to an array for each user that connects to the uploader. The signalling server needs to be re-factored to use it as it depends on being able to emit messages to only one user.</text:p>
      <text:p text:style-name="P2"/>
      <text:p text:style-name="P2">Tue, 26 Jan 2016</text:p>
      <text:p text:style-name="P3">Audio streaming broke when I was attempting one to many peer connections, attempting to try and work out what the problem is.</text:p>
      <text:p text:style-name="P2"/>
      <text:p text:style-name="P2"><text:soft-page-break/>Thu, 21 Jan 2016</text:p>
      <text:p text:style-name="P3">Refactored project to work in firefox; chrome is no longer supported as it relies on file chunking to transfer files. Started to work on one to many peer connections. I have looked into other solutions online but they all tend to use libraries that manage it for them like the RTCMultiConnection library. I want to avoid using these as it means I have to re-factor the code I've already got.</text:p>
      <text:p text:style-name="P2"/>
      <text:p text:style-name="P2">Thu, 24 Dec 2015</text:p>
      <text:p text:style-name="P1">This week I manage to add both file transfer and audio streaming functionality to the application. However, v<text:span text:style-name="T2">ideo streaming cant be added to the application as firefox or chrome hasn't implemented the API for converting a video file to a stream yet.</text:span><text:span text:style-name="T3"> </text:span><text:span text:style-name="T2">Added the negotiation steps for webRTC peer connections to be established; This works by the recipient sending an offer to the file uploader and the uploader responding with an answer. I also restructured javascript dependencies to use bower and moved client side signalling functionality into it's own </text:span><text:span text:style-name="T3">javascript file. </text:span><text:span text:style-name="T2">I added the basic data channel functionality to the application but file transfer doesn't work yet; I also refactored the architecture of the application so that each javascript file is modular and only depends on the other files it needs. This way, app.js only uses p2p.js which only uses signaller.js.</text:span></text:p>
      <text:p text:style-name="P2"/>
      <text:p text:style-name="P2">Tue, 15 Dec 2015</text:p>
      <text:p text:style-name="P3">I finished adding the room generation API to the signalling server in order for an uploader to create a space in which they can send messages to a user via WebSockets.</text:p>
      <text:p text:style-name="P2"/>
      <text:p text:style-name="P2">Wed, 9 Dec 2015</text:p>
      <text:p text:style-name="P3">Spring framework is making it really hard to route dynamic urls such as unique room ids to static resources.</text:p>
      <text:p text:style-name="P2"/>
      <text:p text:style-name="P2">Thu, 3 Dec 2015</text:p>
      <text:p text:style-name="P3">Decided not to go with a framework for the client side as it seems unnecessary. Got a partially working web app prototype to test signalling server with. Started to prototype dynamic url/room generation for the signalling server.</text:p>
      <text:p text:style-name="P3"/>
      <text:p text:style-name="P2">Mon, 30 Nov 2015</text:p>
      <text:p text:style-name="P3">Experimenting with backbone.js client-side web application framework</text:p>
      <text:p text:style-name="P3"/>
      <text:p text:style-name="P2">Wed, 25 Nov 2015</text:p>
      <text:p text:style-name="P3">Finished the first prototype of the Spring signalling server.</text:p>
      <text:p text:style-name="P3"/>
      <text:p text:style-name="P5">Fri, 13 Nov 2015</text:p>
      <text:p text:style-name="P8"><text:span text:style-name="T4">Added ethics form to the interim report and added ethics form to it.</text:span></text:p>
      <text:p text:style-name="P3"/>
      <text:p text:style-name="P2">Thu, 12 Nov 2015</text:p>
      <text:p text:style-name="P3">updated interim report</text:p>
      <text:p text:style-name="P3"/>
      <text:p text:style-name="P2">Mon, 2 Nov 2015</text:p>
      <text:p text:style-name="P3">Still working on the interim report.</text:p>
      <text:p text:style-name="P3"/>
      <text:p text:style-name="P2">Tue, 27 Oct 2015</text:p>
      <text:p text:style-name="P3">Started the interim report in LaTeX.</text:p>
      <text:p text:style-name="P3"/>
      <text:p text:style-name="P2">Wed, 21 Oct 2015</text:p>
      <text:p text:style-name="P3">Finalised the project proposal.</text:p>
      <text:p text:style-name="P3"/>
      <text:p text:style-name="P2">Tue, 20 Oct 2015</text:p>
      <text:p text:style-name="P3">updated project proposal</text:p>
      <text:p text:style-name="P3"/>
      <text:p text:style-name="P2">Mon, 19 Oct 2015</text:p>
      <text:p text:style-name="P3">Updated the project proposal with a Gantt chart</text:p>
      <text:p text:style-name="P2"/>
      <text:p text:style-name="P2">Fri, 16 Oct 2015</text:p>
      <text:p text:style-name="P1">I have drafted the project proposal and started to experiment with the Spring web framework and the STOMP websocket libr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ArialMT" svg:font-family="ArialMT" style:font-family-generic="swiss"/>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22T21:17:19.70</meta:creation-date>
    <dc:date>2016-05-03T17:40:38.35</dc:date>
    <meta:editing-duration>PT1H27M11S</meta:editing-duration>
    <meta:editing-cycles>79</meta:editing-cycles>
    <meta:generator>OpenOffice/4.1.1$Win32 OpenOffice.org_project/411m6$Build-9775</meta:generator>
    <meta:document-statistic meta:table-count="0" meta:image-count="0" meta:object-count="0" meta:page-count="2" meta:paragraph-count="54" meta:word-count="1130" meta:character-count="6377"/>
  </office:meta>
</office:document-meta>
</file>